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cm" fo:min-width="14.7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14.7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14.7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4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20cm" svg:y2="5cm">
          <text:p/>
        </draw:line>
        <draw:line draw:style-name="gr1" draw:text-style-name="P1" draw:layer="layout" svg:x1="1cm" svg:y1="25.5cm" svg:x2="20cm" svg:y2="25.5cm">
          <text:p/>
        </draw:line>
        <draw:frame draw:style-name="gr2" draw:text-style-name="P2" draw:layer="layout" svg:width="2.864cm" svg:height="0.962cm" svg:x="1cm" svg:y="25.75cm">
          <draw:text-box>
            <text:p>&lt;footer&gt;</text:p>
          </draw:text-box>
        </draw:frame>
        <draw:frame draw:style-name="gr2" draw:text-style-name="P2" draw:layer="layout" svg:width="3.042cm" svg:height="0.962cm" svg:x="0.958cm" svg:y="28cm">
          <draw:text-box>
            <text:p>&lt;/footer&gt;</text:p>
          </draw:text-box>
        </draw:frame>
        <draw:frame draw:style-name="gr2" draw:text-style-name="P2" draw:layer="layout" svg:width="3.22cm" svg:height="0.962cm" svg:x="1cm" svg:y="1cm">
          <draw:text-box>
            <text:p>&lt;header&gt;</text:p>
          </draw:text-box>
        </draw:frame>
        <draw:frame draw:style-name="gr2" draw:text-style-name="P2" draw:layer="layout" svg:width="3.393cm" svg:height="0.962cm" svg:x="1.25cm" svg:y="4.25cm">
          <draw:text-box>
            <text:p>&lt;/header&gt;</text:p>
          </draw:text-box>
        </draw:frame>
        <draw:frame draw:style-name="gr2" draw:text-style-name="P2" draw:layer="layout" svg:width="2.619cm" svg:height="0.962cm" svg:x="1.25cm" svg:y="5.5cm">
          <draw:text-box>
            <text:p>&lt;main&gt;</text:p>
          </draw:text-box>
        </draw:frame>
        <draw:frame draw:style-name="gr2" draw:text-style-name="P2" draw:layer="layout" svg:width="2.792cm" svg:height="0.962cm" svg:x="1.25cm" svg:y="24.5cm">
          <draw:text-box>
            <text:p>&lt;/main&gt;</text:p>
          </draw:text-box>
        </draw:frame>
        <draw:custom-shape draw:style-name="gr3" draw:text-style-name="P3" draw:layer="layout" svg:width="15.25cm" svg:height="3.25cm" svg:x="2.5cm" svg:y="7.25cm">
          <text:p text:style-name="P3">A propo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5.25cm" svg:height="3cm" svg:x="2.5cm" svg:y="11cm">
          <text:p text:style-name="P3">Portfolio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5.25cm" svg:height="4cm" svg:x="2.5cm" svg:y="17cm">
          <text:p text:style-name="P3">Mes service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5.25cm" svg:height="2cm" svg:x="2.5cm" svg:y="14.5cm">
          <text:p text:style-name="P3">citatio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5.25cm" svg:height="2cm" svg:x="2.5cm" svg:y="21.5cm">
          <text:p text:style-name="P3">citatio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2" draw:text-style-name="P2" draw:layer="layout" svg:width="3.22cm" svg:height="0.962cm" svg:x="1cm" svg:y="1cm">
          <draw:text-box>
            <text:p>&lt;header&gt;</text:p>
          </draw:text-box>
        </draw:frame>
        <draw:frame draw:style-name="gr2" draw:text-style-name="P2" draw:layer="layout" svg:width="3.393cm" svg:height="2.384cm" svg:x="1cm" svg:y="14cm">
          <draw:text-box>
            <text:p>&lt;/header&gt;</text:p>
            <text:p/>
            <text:p>&lt;main&gt;</text:p>
          </draw:text-box>
        </draw:frame>
        <draw:frame draw:style-name="gr2" draw:text-style-name="P2" draw:layer="layout" svg:width="2.267cm" svg:height="0.962cm" svg:x="4.25cm" svg:y="4.75cm">
          <draw:text-box>
            <text:p>&lt;nav&gt;</text:p>
          </draw:text-box>
        </draw:frame>
        <draw:frame draw:style-name="gr2" draw:text-style-name="P2" draw:layer="layout" svg:width="2.246cm" svg:height="0.962cm" svg:x="7.504cm" svg:y="4.75cm">
          <draw:text-box>
            <text:p>ul&gt;li*5</text:p>
          </draw:text-box>
        </draw:frame>
        <draw:frame draw:style-name="gr2" draw:text-style-name="P2" draw:layer="layout" svg:width="2.441cm" svg:height="0.962cm" svg:x="10.809cm" svg:y="4.788cm">
          <draw:text-box>
            <text:p>&lt;/nav&gt;</text:p>
          </draw:text-box>
        </draw:frame>
        <draw:frame draw:style-name="gr7" draw:text-style-name="P2" draw:layer="layout" svg:width="3.182cm" svg:height="1cm" svg:x="4.25cm" svg:y="3.75cm">
          <draw:text-box>
            <text:p>&lt;h3&gt; ???</text:p>
          </draw:text-box>
        </draw:frame>
        <draw:frame draw:style-name="gr8" draw:text-style-name="P2" draw:layer="layout" svg:width="5.303cm" svg:height="0.962cm" svg:x="2.5cm" svg:y="2.25cm">
          <draw:text-box>
            <text:p>&lt;div&gt;.top-header</text:p>
          </draw:text-box>
        </draw:frame>
        <draw:frame draw:style-name="gr2" draw:text-style-name="P2" draw:layer="layout" svg:width="2.229cm" svg:height="0.962cm" svg:x="2.75cm" svg:y="5.75cm">
          <draw:text-box>
            <text:p>&lt;/div&gt;</text:p>
          </draw:text-box>
        </draw:frame>
        <draw:frame draw:style-name="gr2" draw:text-style-name="P2" draw:layer="layout" svg:width="4.384cm" svg:height="0.962cm" svg:x="2.331cm" svg:y="8.25cm">
          <draw:text-box>
            <text:p>&lt;div&gt; .header</text:p>
          </draw:text-box>
        </draw:frame>
        <draw:frame draw:style-name="gr2" draw:text-style-name="P2" draw:layer="layout" svg:width="2.229cm" svg:height="0.962cm" svg:x="2.581cm" svg:y="10.5cm">
          <draw:text-box>
            <text:p>&lt;/div&gt;</text:p>
          </draw:text-box>
        </draw:frame>
        <draw:frame draw:style-name="gr2" draw:text-style-name="P2" draw:layer="layout" svg:width="7.419cm" svg:height="0.962cm" svg:x="3.831cm" svg:y="9.25cm">
          <draw:text-box>
            <text:p>Div avec tout le carousel</text:p>
          </draw:text-box>
        </draw:frame>
        <draw:line draw:style-name="gr1" draw:text-style-name="P1" draw:layer="layout" svg:x1="2.5cm" svg:y1="2.5cm" svg:x2="2.5cm" svg:y2="6.5cm">
          <text:p/>
        </draw:line>
        <draw:line draw:style-name="gr1" draw:text-style-name="P1" draw:layer="layout" svg:x1="2.331cm" svg:y1="8.462cm" svg:x2="2.331cm" svg:y2="11.212cm">
          <text:p/>
        </draw:line>
      </draw:page>
      <draw:page draw:name="page3" draw:style-name="dp1" draw:master-page-name="Standard">
        <draw:frame draw:style-name="gr2" draw:text-style-name="P2" draw:layer="layout" svg:width="12.835cm" svg:height="5.228cm" svg:x="1.75cm" svg:y="1.75cm">
          <draw:text-box>
            <text:p>&lt;section&gt;</text:p>
            <text:p/>
            <text:p><text:tab/>&lt;h ?&gt; .about-me_title <text:s text:c="2"/>A propos de moi</text:p>
            <text:p><text:tab/>&lt;h6 ???&gt; .about-me_introduction</text:p>
            <text:p><text:tab/>&lt;p&gt;</text:p>
            <text:p/>
            <text:p>&lt;section&gt;</text:p>
          </draw:text-box>
        </draw:frame>
        <draw:frame draw:style-name="gr9" draw:text-style-name="P2" draw:layer="layout" svg:width="10cm" svg:height="6.65cm" svg:x="1.5cm" svg:y="10.5cm">
          <draw:text-box>
            <text:p>&lt;section&gt;</text:p>
            <text:p/>
            <text:p><text:tab/>&lt;h ?&gt; Portfolio</text:p>
            <text:p><text:tab/>&lt;ul&gt;</text:p>
            <text:p><text:tab/><text:tab/>&lt;li&gt;*5</text:p>
            <text:p><text:tab/>&lt;div&gt;.gallery</text:p>
            <text:p/>
            <text:p>&lt;/section&gt;</text:p>
            <text:p/>
          </draw:text-box>
        </draw:frame>
        <draw:frame draw:style-name="gr2" draw:text-style-name="P2" draw:layer="layout" svg:width="3.254cm" svg:height="0.962cm" svg:x="1.5cm" svg:y="22.788cm">
          <draw:text-box>
            <text:p>&lt;section&gt;</text:p>
          </draw:text-box>
        </draw:frame>
        <draw:frame draw:style-name="gr7" draw:text-style-name="P2" draw:layer="layout" svg:width="14.75cm" svg:height="1cm" svg:x="4.5cm" svg:y="23.538cm">
          <draw:text-box>
            <text:p>&lt;blockquote&gt;&lt;p&gt; blabla &lt;/p&gt;&lt;/blockquote&gt;</text:p>
          </draw:text-box>
        </draw:frame>
        <draw:frame draw:style-name="gr2" draw:text-style-name="P2" draw:layer="layout" svg:width="9.29cm" svg:height="0.962cm" svg:x="4.75cm" svg:y="24.538cm">
          <draw:text-box>
            <text:p>&lt;figcaption&gt;blabla&lt;/figcaption&gt;</text:p>
          </draw:text-box>
        </draw:frame>
        <draw:frame draw:style-name="gr10" draw:text-style-name="P2" draw:layer="layout" svg:width="3.431cm" svg:height="0.962cm" svg:x="1.569cm" svg:y="25.538cm">
          <draw:text-box>
            <text:p>&lt;/section&gt;</text:p>
          </draw:text-box>
        </draw:frame>
      </draw:page>
      <draw:page draw:name="page4" draw:style-name="dp1" draw:master-page-name="Standard">
        <draw:frame draw:style-name="gr2" draw:text-style-name="P2" draw:layer="layout" svg:width="3.254cm" svg:height="0.962cm" svg:x="1.75cm" svg:y="2.25cm">
          <draw:text-box>
            <text:p>&lt;section&gt;</text:p>
          </draw:text-box>
        </draw:frame>
        <draw:frame draw:style-name="gr2" draw:text-style-name="P2" draw:layer="layout" svg:width="6.111cm" svg:height="0.962cm" svg:x="4.5cm" svg:y="3.5cm">
          <draw:text-box>
            <text:p>&lt;H ?&gt; Mes services</text:p>
          </draw:text-box>
        </draw:frame>
        <draw:frame draw:style-name="gr2" draw:text-style-name="P2" draw:layer="layout" svg:width="4.841cm" svg:height="0.962cm" svg:x="4.75cm" svg:y="4.75cm">
          <draw:text-box>
            <text:p>&lt;div&gt;.container</text:p>
          </draw:text-box>
        </draw:frame>
        <draw:frame draw:style-name="gr2" draw:text-style-name="P2" draw:layer="layout" svg:width="5.193cm" svg:height="0.962cm" svg:x="8cm" svg:y="6.25cm">
          <draw:text-box>
            <text:p>&lt;Article&gt;.service</text:p>
          </draw:text-box>
        </draw:frame>
        <draw:frame draw:style-name="gr2" draw:text-style-name="P2" draw:layer="layout" svg:width="6.289cm" svg:height="0.962cm" svg:x="10.5cm" svg:y="7.25cm">
          <draw:text-box>
            <text:p>&lt;H ?&gt;Service photo </text:p>
          </draw:text-box>
        </draw:frame>
        <draw:frame draw:style-name="gr2" draw:text-style-name="P2" draw:layer="layout" svg:width="1.594cm" svg:height="0.962cm" svg:x="10.75cm" svg:y="8.25cm">
          <draw:text-box>
            <text:p>&lt;p&gt;</text:p>
          </draw:text-box>
        </draw:frame>
        <draw:frame draw:style-name="gr2" draw:text-style-name="P2" draw:layer="layout" svg:width="7.559cm" svg:height="0.962cm" svg:x="10.75cm" svg:y="9.5cm">
          <draw:text-box>
            <text:p>&lt;h ?&gt; 350€/demi journée</text:p>
          </draw:text-box>
        </draw:frame>
        <draw:frame draw:style-name="gr2" draw:text-style-name="P2" draw:layer="layout" svg:width="3.499cm" svg:height="0.962cm" svg:x="10.75cm" svg:y="10.5cm">
          <draw:text-box>
            <text:p>&lt;span&gt; ??</text:p>
          </draw:text-box>
        </draw:frame>
        <draw:frame draw:style-name="gr2" draw:text-style-name="P2" draw:layer="layout" svg:width="3.11cm" svg:height="0.962cm" svg:x="8.25cm" svg:y="11.75cm">
          <draw:text-box>
            <text:p>&lt;/article&gt;</text:p>
          </draw:text-box>
        </draw:frame>
        <draw:line draw:style-name="gr1" draw:text-style-name="P1" draw:layer="layout" svg:x1="8cm" svg:y1="6.5cm" svg:x2="8cm" svg:y2="12.5cm">
          <text:p/>
        </draw:line>
        <draw:line draw:style-name="gr1" draw:text-style-name="P1" draw:layer="layout" svg:x1="10.5cm" svg:y1="7.5cm" svg:x2="10.5cm" svg:y2="11.5cm">
          <text:p/>
        </draw:line>
        <draw:frame draw:style-name="gr11" draw:text-style-name="P2" draw:layer="layout" svg:width="2.5cm" svg:height="1.25cm" svg:x="5.5cm" svg:y="8.75cm">
          <draw:text-box>
            <text:p>Ça *3</text:p>
          </draw:text-box>
        </draw:frame>
        <draw:frame draw:style-name="gr2" draw:text-style-name="P2" draw:layer="layout" svg:width="2.229cm" svg:height="0.962cm" svg:x="5cm" svg:y="13.25cm">
          <draw:text-box>
            <text:p>&lt;/div&gt;</text:p>
          </draw:text-box>
        </draw:frame>
        <draw:frame draw:style-name="gr2" draw:text-style-name="P2" draw:layer="layout" svg:width="3.431cm" svg:height="0.962cm" svg:x="1cm" svg:y="14.75cm">
          <draw:text-box>
            <text:p>&lt;/section&gt;</text:p>
          </draw:text-box>
        </draw:frame>
        <draw:frame draw:style-name="gr2" draw:text-style-name="P2" draw:layer="layout" svg:width="3.254cm" svg:height="0.962cm" svg:x="1cm" svg:y="20.5cm">
          <draw:text-box>
            <text:p>&lt;section&gt;</text:p>
          </draw:text-box>
        </draw:frame>
        <draw:frame draw:style-name="gr7" draw:text-style-name="P2" draw:layer="layout" svg:width="14.75cm" svg:height="1cm" svg:x="4cm" svg:y="21.25cm">
          <draw:text-box>
            <text:p>&lt;blockquote&gt;&lt;p&gt; blabla &lt;/p&gt;&lt;/blockquote&gt;</text:p>
          </draw:text-box>
        </draw:frame>
        <draw:frame draw:style-name="gr2" draw:text-style-name="P2" draw:layer="layout" svg:width="9.29cm" svg:height="0.962cm" svg:x="4.25cm" svg:y="22.25cm">
          <draw:text-box>
            <text:p>&lt;figcaption&gt;blabla&lt;/figcaption&gt;</text:p>
          </draw:text-box>
        </draw:frame>
        <draw:frame draw:style-name="gr10" draw:text-style-name="P2" draw:layer="layout" svg:width="3.431cm" svg:height="0.962cm" svg:x="1.069cm" svg:y="23.25cm">
          <draw:text-box>
            <text:p>&lt;/section&gt;</text:p>
          </draw:text-box>
        </draw:frame>
        <draw:frame draw:style-name="gr2" draw:text-style-name="P2" draw:layer="layout" svg:width="5.408cm" svg:height="1.673cm" svg:x="1.25cm" svg:y="26.25cm">
          <draw:text-box>
            <text:p>&lt;/main&gt;</text:p>
            <text:p>&lt;footer&gt;&lt;/footer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3T11:15:12.054000000</meta:creation-date>
    <dc:date>2025-01-13T12:19:35.704000000</dc:date>
    <meta:editing-duration>PT12M40S</meta:editing-duration>
    <meta:editing-cycles>1</meta:editing-cycles>
    <meta:document-statistic meta:object-count="51"/>
    <meta:generator>LibreOffice/24.2.5.2$Windows_X86_64 LibreOffice_project/bffef4ea93e59bebbeaf7f431bb02b1a39ee8a59</meta:generator>
  </office:meta>
</office:document-meta>
</file>